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87a0b" officeooo:paragraph-rsid="00187a0b" style:font-size-asian="22pt" style:font-weight-asian="bold" style:font-size-complex="22pt" style:font-weight-complex="bold"/>
    </style:style>
    <style:style style:name="P2" style:family="paragraph" style:parent-style-name="Standard">
      <style:text-properties officeooo:paragraph-rsid="00187a0b"/>
    </style:style>
    <style:style style:name="P3" style:family="paragraph" style:parent-style-name="Standard">
      <style:text-properties fo:font-size="18pt" fo:font-weight="bold" officeooo:rsid="00187a0b" officeooo:paragraph-rsid="00187a0b" style:font-size-asian="18pt" style:font-weight-asian="bold" style:font-size-complex="18pt" style:font-weight-complex="bold"/>
    </style:style>
    <style:style style:name="P4" style:family="paragraph" style:parent-style-name="Standard" style:list-style-name="L2">
      <style:text-properties fo:font-size="18pt" fo:font-weight="bold" officeooo:rsid="00187a0b" officeooo:paragraph-rsid="00187a0b" style:font-size-asian="18pt" style:font-weight-asian="bold" style:font-size-complex="18pt" style:font-weight-complex="bold"/>
    </style:style>
    <style:style style:name="P5" style:family="paragraph" style:parent-style-name="Standard" style:list-style-name="L2">
      <style:text-properties officeooo:paragraph-rsid="00187a0b"/>
    </style:style>
    <style:style style:name="P6" style:family="paragraph" style:parent-style-name="Standard" style:list-style-name="L2">
      <style:text-properties fo:color="#5b277d" fo:font-size="18pt" fo:font-weight="bold" officeooo:rsid="00187a0b" officeooo:paragraph-rsid="00187a0b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000000" fo:font-size="18pt" fo:font-weight="bold" officeooo:rsid="00187a0b" officeooo:paragraph-rsid="00187a0b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fo:font-size="18pt" fo:font-weight="normal" officeooo:rsid="0018c9cf" officeooo:paragraph-rsid="0018c9cf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color="#000000" fo:font-size="18pt" fo:font-weight="normal" officeooo:rsid="0018c9cf" officeooo:paragraph-rsid="001ed361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color="#000000" fo:font-size="22pt" fo:font-weight="bold" officeooo:rsid="0018c9cf" officeooo:paragraph-rsid="0018c9cf" style:font-size-asian="19.25pt" style:font-weight-asian="bold" style:font-size-complex="22pt" style:font-weight-complex="bold"/>
    </style:style>
    <style:style style:name="T1" style:family="text">
      <style:text-properties fo:font-size="18pt" fo:font-weight="bold" officeooo:rsid="00187a0b" style:font-size-asian="18pt" style:font-weight-asian="bold" style:font-size-complex="18pt" style:font-weight-complex="bold"/>
    </style:style>
    <style:style style:name="T2" style:family="text">
      <style:text-properties fo:font-size="22pt" fo:font-weight="bold" officeooo:rsid="00187a0b" style:font-size-asian="22pt" style:font-weight-asian="bold" style:font-size-complex="22pt" style:font-weight-complex="bold"/>
    </style:style>
    <style:style style:name="T3" style:family="text">
      <style:text-properties officeooo:rsid="0018c9cf"/>
    </style:style>
    <style:style style:name="T4" style:family="text">
      <style:text-properties officeooo:rsid="00199309"/>
    </style:style>
    <style:style style:name="T5" style:family="text">
      <style:text-properties officeooo:rsid="0019c5c0"/>
    </style:style>
    <style:style style:name="T6" style:family="text">
      <style:text-properties officeooo:rsid="001b0eeb"/>
    </style:style>
    <style:style style:name="T7" style:family="text">
      <style:text-properties officeooo:rsid="001b1d73"/>
    </style:style>
    <style:style style:name="T8" style:family="text">
      <style:text-properties officeooo:rsid="001c8446"/>
    </style:style>
    <style:style style:name="T9" style:family="text">
      <style:text-properties officeooo:rsid="001d4f63"/>
    </style:style>
    <style:style style:name="T10" style:family="text">
      <style:text-properties officeooo:rsid="001d71c9"/>
    </style:style>
    <style:style style:name="T11" style:family="text">
      <style:text-properties officeooo:rsid="001ed3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SEO Hacks :</text:span></text:p>
      <text:p text:style-name="P2"><text:span text:style-name="T2"/></text:p>
      <text:p text:style-name="P3"><text:span text:style-name="T1"/></text:p>
      <text:list xml:id="list826729204" text:style-name="L2">
        <text:list-item>
          <text:p text:style-name="P5"><text:span text:style-name="T1">&lt;meta name=”viewport content=”width=device-width, </text:span></text:p>
          <text:p text:style-name="P4">initial-scale = 1”&gt; </text:p>
          <text:p text:style-name="P6">This tells the browser that website is responsive.</text:p>
        </text:list-item>
      </text:list>
      <text:p text:style-name="P3"/>
      <text:list xml:id="list20449477855030" text:continue-numbering="true" text:style-name="L2">
        <text:list-item>
          <text:p text:style-name="P4">&lt;meta name=”<text:span text:style-name="T3">description” content=”Description of your site.”&gt; </text:span></text:p>
        </text:list-item>
      </text:list>
      <text:p text:style-name="P7"/>
      <text:p text:style-name="P7"/>
      <text:p text:style-name="P10">FORMS:</text:p>
      <text:p text:style-name="P10"/>
      <text:p text:style-name="P8">&lt;form <text:span text:style-name="T4">action=”</text:span><text:span text:style-name="T7">success.html</text:span><text:span text:style-name="T4">” method=”</text:span><text:span text:style-name="T7">get</text:span><text:span text:style-name="T4">”</text:span>&gt;</text:p>
      <text:p text:style-name="P8"><text:tab/>&lt;label <text:span text:style-name="T6">for=”name”</text:span>&gt;Name&lt;/label&gt;</text:p>
      <text:p text:style-name="P8"><text:tab/>&lt;input <text:span text:style-name="T5">name=”name” </text:span><text:span text:style-name="T9">id=”name” type=”text”</text:span>&gt;</text:p>
      <text:p text:style-name="P8"><text:tab/>&lt;label <text:span text:style-name="T6">for=”email”</text:span>&gt;Email&lt;/label&gt;</text:p>
      <text:p text:style-name="P9"><text:tab/>&lt;input <text:span text:style-name="T5">name=”email” </text:span><text:span text:style-name="T8">id=”email” type=”email” </text:span><text:span text:style-name="T10">required</text:span></text:p>
      <text:p text:style-name="P9"><text:tab/><text:span text:style-name="T11">placeholder=”me@example.com”</text:span>&gt;</text:p>
      <text:p text:style-name="P8"><text:tab/>&lt;button&gt;Sign up&lt;/button&gt;</text:p>
      <text:p text:style-name="P8">&lt;/form&gt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00:59:48.634248065</meta:creation-date>
    <dc:date>2020-07-16T01:38:18.743994852</dc:date>
    <meta:editing-duration>PT18M13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1" meta:paragraph-count="14" meta:word-count="48" meta:character-count="465" meta:non-whitespace-character-count="426"/>
  </office:meta>
</office:document-meta>
</file>